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4.313cm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lle query </text:p>
      <text:p text:style-name="P1"/>
      <text:list xml:id="list729846549037664139" text:style-name="L1">
        <text:list-item>
          <text:p text:style-name="P5">prodotto più venduto</text:p>
        </text:list-item>
        <text:list-item>
          <text:p text:style-name="P5">prodotti invenduti</text:p>
        </text:list-item>
        <text:list-item>
          <text:p text:style-name="P5">prodotti acquistati da un certo utente iscritto</text:p>
        </text:list-item>
        <text:list-item>
          <text:p text:style-name="P5">fornitore da cui ho comprato di più</text:p>
        </text:list-item>
        <text:list-item>
          <text:p text:style-name="P5">categoria che ha venduto più prodotti</text:p>
        </text:list-item>
        <text:list-item>
          <text:p text:style-name="P5">iscritti che non hanno mai comprato prodotti da una certa categoria</text:p>
        </text:list-item>
        <text:list-item>
          <text:p text:style-name="P5">giorno della settimana dove vi è stato il maggior guadagno</text:p>
        </text:list-item>
        <text:list-item>
          <text:p text:style-name="P5">nome dipendente responsabile della categoria che ha stampato il maggior numero di scontrini</text:p>
        </text:list-item>
        <text:list-item>
          <text:p text:style-name="P5">per ogni iscritto il livello di sconto piu alto nella categoria che ha venduto di piu' questo mese</text:p>
        </text:list-item>
        <text:list-item>
          <text:p text:style-name="P5">per iscritto i suoi scontrini (numero di acquisti) e i livelli (attualmente raggiunti) per ogni categoria </text:p>
        </text:list-item>
      </text:list>
      <text:p text:style-name="P3"/>
      <text:p text:style-name="P1">funzione</text:p>
      <text:list xml:id="list57579131554305962" text:style-name="L2">
        <text:list-header>
          <text:p text:style-name="P6">relativi al conteggio della qta di PRODOTTO:</text:p>
        </text:list-header>
      </text:list>
      <text:list xml:id="list6314087811122988927" text:style-name="L3">
        <text:list-item>
          <text:p text:style-name="P7">nuova fattura-&gt;aggiungere qta di FATTURA su qta di PRODOTTO</text:p>
        </text:list-item>
        <text:list-item>
          <text:p text:style-name="P7">nuovo scontrino-&gt;toglie qta di SCONTRINO su qta di PRODOTTO</text:p>
        </text:list-item>
        <text:list-item>
          <text:p text:style-name="P9"/>
        </text:list-item>
        <text:list-item>
          <text:p text:style-name="P7">nuova categoria-&gt;nuovo sconto su SCONTO e relativo insert su SCAGLIONE</text:p>
        </text:list-item>
        <text:list-item>
          <text:p text:style-name="P7">prodotti aggiunti negli ultimi $tot giorni (ultimi arrivi)</text:p>
        </text:list-item>
        <text:list-item>
          <text:p text:style-name="P7">nuovLivello</text:p>
        </text:list-item>
      </text:list>
      <text:p text:style-name="P1"/>
      <text:p text:style-name="P1">trigger</text:p>
      <text:p text:style-name="P1"><text:bookmark text:name="table_results"/></text:p>
      <text:list xml:id="list4689971456054787072" text:style-name="L4">
        <text:list-item>
          <text:p text:style-name="P8">consistenza dati</text:p>
        </text:list-item>
        <text:list-item>
          <text:p text:style-name="P8">unicita tra categoria e livello di sconto</text:p>
        </text:list-item>
        <text:list-item>
          <text:p text:style-name="P8">inserimento e update nuovo iscritto sha1(password)</text:p>
        </text:list-item>
        <text:list-item>
          <text:p text:style-name="P8">inserimento e update nuovo dipendente sha1(password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5:26.454798619</meta:creation-date>
    <meta:generator>LibreOffice/4.2.8.2$Linux_X86_64 LibreOffice_project/420m0$Build-2</meta:generator>
    <dc:date>2015-07-05T11:22:22.082302663</dc:date>
    <meta:editing-duration>P0D</meta:editing-duration>
    <meta:editing-cycles>5</meta:editing-cycles>
    <meta:document-statistic meta:table-count="0" meta:image-count="0" meta:object-count="0" meta:page-count="1" meta:paragraph-count="24" meta:word-count="184" meta:character-count="1112" meta:non-whitespace-character-count="970"/>
  </office:meta>
</office:document-meta>
</file>